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 fo:background-color="#FFF2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 fo:background-color="#FFF2CC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60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o in orders]&gt;&gt;&lt;&lt;if [o.ProductOrders.Sum(x=&gt;x.Price) &gt;= 400]&gt;&gt;&lt;&lt;[o.Customers.CustomerName]&gt;&gt;</text:p>
          </table:table-cell>
          <table:table-cell office:value-type="string" table:style-name="ce5">
            <text:p>&lt;&lt;[o.ProductOrders.Sum(x=&gt;x.Price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else&gt;&gt;&lt;&lt;[o.Customers.CustomerName]&gt;&gt;</text:p>
          </table:table-cell>
          <table:table-cell office:value-type="string" table:style-name="ce7">
            <text:p>&lt;&lt;[o.ProductOrders.Sum(x=&gt;x.Price)]&gt;&gt;&lt;&lt;/if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:</text:p>
          </table:table-cell>
          <table:table-cell office:value-type="string" table:style-name="ce7">
            <text:p>&lt;&lt;[ ds.ProductOrders.Sum(y=&gt;y.Price)]&gt;&gt;</text:p>
            <text:p/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0:51Z</meta:creation-date>
    <dc:date>2015-12-14T06:51:38Z</dc:date>
  </office:meta>
</office:document-meta>
</file>